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d7618" draw:textarea-horizontal-align="justify" draw:textarea-vertical-align="middle" draw:auto-grow-height="false" fo:min-height="0.515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d7618" draw:textarea-horizontal-align="justify" draw:textarea-vertical-align="middle" draw:auto-grow-height="false" fo:min-height="0.515cm" fo:min-width="0.663cm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d7618" draw:textarea-horizontal-align="justify" draw:textarea-vertical-align="middle" draw:auto-grow-height="false" fo:min-height="0.909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ed761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94cm" svg:height="0.787cm" svg:x="9.816cm" svg:y="14.25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181cm" svg:height="0.787cm" svg:x="10.209cm" svg:y="14.2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94cm" svg:height="1.181cm" draw:transform="rotate (1.5707963267949) translate (10.209cm 16.22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94cm" svg:height="0.787cm" svg:x="11.389cm" svg:y="14.25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181cm" svg:height="0.787cm" svg:x="10.209cm" svg:y="15.0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94cm" svg:height="1.181cm" draw:transform="rotate (1.5707963267949) translate (10.209cm 14.259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9T18:50:30.904226442</meta:creation-date>
    <dc:date>2018-05-19T18:51:09.037028524</dc:date>
    <meta:editing-duration>PT38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